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49c4" officeooo:paragraph-rsid="001849c4"/>
    </style:style>
    <style:style style:name="P2" style:family="paragraph" style:parent-style-name="Table_20_Contents">
      <style:text-properties officeooo:rsid="001849c4" officeooo:paragraph-rsid="001a3774"/>
    </style:style>
    <style:style style:name="P3" style:family="paragraph" style:parent-style-name="Table_20_Contents">
      <style:text-properties fo:font-weight="bold" officeooo:rsid="001849c4" officeooo:paragraph-rsid="001849c4" style:font-weight-asian="bold" style:font-weight-complex="bold"/>
    </style:style>
    <style:style style:name="P4" style:family="paragraph" style:parent-style-name="Table_20_Contents">
      <style:text-properties fo:font-weight="bold" officeooo:rsid="00273c2a" officeooo:paragraph-rsid="00273c2a" style:font-weight-asian="bold" style:font-weight-complex="bold"/>
    </style:style>
    <style:style style:name="P5" style:family="paragraph" style:parent-style-name="Table_20_Contents">
      <style:text-properties fo:font-weight="bold" officeooo:rsid="00262348" officeooo:paragraph-rsid="00262348" style:font-weight-asian="bold" style:font-weight-complex="bold"/>
    </style:style>
    <style:style style:name="P6" style:family="paragraph" style:parent-style-name="Table_20_Contents">
      <style:text-properties fo:font-weight="bold" officeooo:rsid="0021e96d" officeooo:paragraph-rsid="0021e96d" style:font-weight-asian="bold" style:font-weight-complex="bold"/>
    </style:style>
    <style:style style:name="P7" style:family="paragraph" style:parent-style-name="Table_20_Contents">
      <style:text-properties fo:font-weight="bold" officeooo:rsid="002222c0" officeooo:paragraph-rsid="002222c0" style:font-weight-asian="bold" style:font-weight-complex="bold"/>
    </style:style>
    <style:style style:name="P8" style:family="paragraph" style:parent-style-name="Table_20_Contents">
      <style:text-properties fo:font-weight="bold" officeooo:rsid="00241768" officeooo:paragraph-rsid="00241768" style:font-weight-asian="bold" style:font-weight-complex="bold"/>
    </style:style>
    <style:style style:name="P9" style:family="paragraph" style:parent-style-name="Table_20_Contents">
      <style:text-properties fo:font-weight="bold" officeooo:rsid="002041ef" officeooo:paragraph-rsid="002041ef" style:font-weight-asian="bold" style:font-weight-complex="bold"/>
    </style:style>
    <style:style style:name="P10" style:family="paragraph" style:parent-style-name="Table_20_Contents">
      <style:text-properties officeooo:rsid="001fe52f" officeooo:paragraph-rsid="001fe52f"/>
    </style:style>
    <style:style style:name="P11" style:family="paragraph" style:parent-style-name="Table_20_Contents">
      <style:text-properties officeooo:rsid="0021e96d" officeooo:paragraph-rsid="0021e96d"/>
    </style:style>
    <style:style style:name="P12" style:family="paragraph" style:parent-style-name="Table_20_Contents">
      <style:text-properties officeooo:rsid="002222c0" officeooo:paragraph-rsid="002222c0"/>
    </style:style>
    <style:style style:name="P13" style:family="paragraph" style:parent-style-name="Table_20_Contents">
      <style:text-properties officeooo:rsid="00262348" officeooo:paragraph-rsid="00262348"/>
    </style:style>
    <style:style style:name="P14" style:family="paragraph" style:parent-style-name="Table_20_Contents">
      <style:text-properties officeooo:rsid="0027b30f" officeooo:paragraph-rsid="0027b30f"/>
    </style:style>
    <style:style style:name="P15" style:family="paragraph" style:parent-style-name="Table_20_Contents">
      <style:text-properties officeooo:rsid="002bc1e1" officeooo:paragraph-rsid="002bc1e1"/>
    </style:style>
    <style:style style:name="P16" style:family="paragraph" style:parent-style-name="Table_20_Contents">
      <style:text-properties officeooo:rsid="002bc1e1" officeooo:paragraph-rsid="002daab9"/>
    </style:style>
    <style:style style:name="P17" style:family="paragraph" style:parent-style-name="Table_20_Contents">
      <style:text-properties officeooo:rsid="00319a81" officeooo:paragraph-rsid="00319a81"/>
    </style:style>
    <style:style style:name="P18" style:family="paragraph" style:parent-style-name="Table_20_Contents">
      <style:text-properties officeooo:rsid="00335d4c" officeooo:paragraph-rsid="00335d4c"/>
    </style:style>
    <style:style style:name="P19" style:family="paragraph" style:parent-style-name="Table_20_Contents">
      <style:text-properties officeooo:rsid="0037b1b6" officeooo:paragraph-rsid="0037b1b6"/>
    </style:style>
    <style:style style:name="P20" style:family="paragraph" style:parent-style-name="Table_20_Contents">
      <style:text-properties officeooo:rsid="00383889" officeooo:paragraph-rsid="00383889"/>
    </style:style>
    <style:style style:name="P21" style:family="paragraph" style:parent-style-name="Table_20_Contents">
      <style:text-properties officeooo:rsid="003ab324" officeooo:paragraph-rsid="003ab324"/>
    </style:style>
    <style:style style:name="P22" style:family="paragraph" style:parent-style-name="Table_20_Contents">
      <style:text-properties officeooo:rsid="003c9797" officeooo:paragraph-rsid="003c9797"/>
    </style:style>
    <style:style style:name="P23" style:family="paragraph" style:parent-style-name="Table_20_Contents">
      <style:text-properties officeooo:rsid="001dee99" officeooo:paragraph-rsid="001dee99"/>
    </style:style>
    <style:style style:name="P24" style:family="paragraph" style:parent-style-name="Table_20_Contents">
      <style:text-properties officeooo:rsid="001dee99" officeooo:paragraph-rsid="00411c79"/>
    </style:style>
    <style:style style:name="P25" style:family="paragraph" style:parent-style-name="Table_20_Contents">
      <style:text-properties officeooo:rsid="002041ef" officeooo:paragraph-rsid="002041ef"/>
    </style:style>
    <style:style style:name="P26" style:family="paragraph" style:parent-style-name="Table_20_Contents">
      <style:text-properties fo:font-weight="bold" officeooo:rsid="00411c79" officeooo:paragraph-rsid="00411c79" style:font-weight-asian="bold" style:font-weight-complex="bold"/>
    </style:style>
    <style:style style:name="P27" style:family="paragraph" style:parent-style-name="Table_20_Contents">
      <style:text-properties officeooo:rsid="001849c4" officeooo:paragraph-rsid="001849c4"/>
    </style:style>
    <style:style style:name="P28" style:family="paragraph" style:parent-style-name="Table_20_Contents">
      <style:text-properties officeooo:rsid="0044f9f3" officeooo:paragraph-rsid="0044f9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81ab" style:font-weight-asian="bold" style:font-weight-complex="bold"/>
    </style:style>
    <style:style style:name="T3" style:family="text">
      <style:text-properties fo:font-weight="bold" officeooo:rsid="002222c0" style:font-weight-asian="bold" style:font-weight-complex="bold"/>
    </style:style>
    <style:style style:name="T4" style:family="text">
      <style:text-properties fo:font-weight="bold" officeooo:rsid="00411c79" style:font-weight-asian="bold" style:font-weight-complex="bold"/>
    </style:style>
    <style:style style:name="T5" style:family="text">
      <style:text-properties officeooo:rsid="001981a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daab9"/>
    </style:style>
    <style:style style:name="T8" style:family="text">
      <style:text-properties officeooo:rsid="002f5719"/>
    </style:style>
    <style:style style:name="T9" style:family="text">
      <style:text-properties officeooo:rsid="00335d4c"/>
    </style:style>
    <style:style style:name="T10" style:family="text">
      <style:text-properties style:text-position="super 58%"/>
    </style:style>
    <style:style style:name="T11" style:family="text">
      <style:text-properties officeooo:rsid="0044f9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hared Memory</text:p>
          </table:table-cell>
          <table:table-cell table:style-name="Table1.B1" office:value-type="string">
            <text:p text:style-name="P3">Message Queue</text:p>
          </table:table-cell>
        </table:table-row>
        <table:table-row>
          <table:table-cell table:style-name="Table1.A2" office:value-type="string">
            <text:p text:style-name="P1">Uses User space</text:p>
          </table:table-cell>
          <table:table-cell table:style-name="Table1.B2" office:value-type="string">
            <text:p text:style-name="P1">Uses Kernel space</text:p>
          </table:table-cell>
        </table:table-row>
        <table:table-row>
          <table:table-cell table:style-name="Table1.A2" office:value-type="string">
            <text:p text:style-name="P2">Faster<text:span text:style-name="T5">(It is just a </text:span><text:span text:style-name="T2">mapping of Physical address</text:span><text:span text:style-name="T5"> </text:span><text:span text:style-name="T2">space</text:span><text:span text:style-name="T5"> (Shared memory object) to </text:span></text:p>
            <text:p text:style-name="P2"><text:span text:style-name="T2">Virtual address <text:s/>space</text:span><text:span text:style-name="T5">(Process) )</text:span></text:p>
          </table:table-cell>
          <table:table-cell table:style-name="Table1.B2" office:value-type="string">
            <text:p text:style-name="P1">Slower(Since it takes 4copies)</text:p>
            <text:p text:style-name="P1">user space to kernel space</text:p>
            <text:p text:style-name="P1">kernel space to message queue</text:p>
            <text:p text:style-name="P1">message queue to kernel space</text:p>
            <text:p text:style-name="P1">kernel space to user space</text:p>
          </table:table-cell>
        </table:table-row>
        <table:table-row>
          <table:table-cell table:style-name="Table1.A2" office:value-type="string">
            <text:p text:style-name="P1">Need synchronization (<text:span text:style-name="T1">semaphore</text:span>)</text:p>
          </table:table-cell>
          <table:table-cell table:style-name="Table1.B2" office:value-type="string">
            <text:p text:style-name="P1">Does not need synchronization</text:p>
          </table:table-cell>
        </table:table-row>
        <table:table-row>
          <table:table-cell table:style-name="Table1.A2" office:value-type="string">
            <text:p text:style-name="P1">Bi-directional</text:p>
          </table:table-cell>
          <table:table-cell table:style-name="Table1.B2" office:value-type="string">
            <text:p text:style-name="P1">Uni-directional</text:p>
          </table:table-cell>
        </table:table-row>
        <table:table-row>
          <table:table-cell table:style-name="Table1.A2" office:value-type="string">
            <text:p text:style-name="P1">Stream oriented communication</text:p>
          </table:table-cell>
          <table:table-cell table:style-name="Table1.B2" office:value-type="string">
            <text:p text:style-name="P1">Message oriented communication</text:p>
          </table:table-cell>
        </table:table-row>
        <table:table-row>
          <table:table-cell table:style-name="Table1.A2" office:value-type="string">
            <text:p text:style-name="P25">Shared memory object size is equivalent to Page size(One PTE) in Page Table of Virtual memory</text:p>
            <text:p text:style-name="P9">4kb</text:p>
            <text:p text:style-name="P25">Only multiples of 4kb should be given as size</text:p>
            <text:p text:style-name="P25">4kb,8kb,12kb,etc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It has No blocking call</text:p>
          </table:table-cell>
          <table:table-cell table:style-name="Table1.B2" office:value-type="string">
            <text:p text:style-name="P10">It has blocking call(<text:span text:style-name="T1">mq_receive</text:span>), Which blocks the message queue till it receives a new message </text:p>
          </table:table-cell>
        </table:table-row>
        <table:table-row>
          <table:table-cell table:style-name="Table1.A2" office:value-type="string">
            <text:p text:style-name="P20">We cannot set any priority </text:p>
          </table:table-cell>
          <table:table-cell table:style-name="Table1.B2" office:value-type="string">
            <text:p text:style-name="P19">We can <text:span text:style-name="T1">set priority to the messages</text:span> so that highest priority message will be received 1<text:span text:style-name="T10">st</text:span> at the receiver end</text:p>
          </table:table-cell>
        </table:table-row>
        <table:table-row>
          <table:table-cell table:style-name="Table1.A2" office:value-type="string">
            <text:p text:style-name="P21">We cannot set any notification on receiving the data</text:p>
          </table:table-cell>
          <table:table-cell table:style-name="Table1.B2" office:value-type="string">
            <text:p text:style-name="P21">We can set the notification to the calling process </text:p>
            <text:p text:style-name="P21">that has been <text:span text:style-name="T1">Registered to the Empty message queue</text:span></text:p>
            <text:p text:style-name="P21">mq_notify(mqd,signal)</text:p>
            <text:p text:style-name="P21">signals:</text:p>
            <text:p text:style-name="P21">SIGEV_NONE – calling process is registered but does not receive messages</text:p>
            <text:p text:style-name="P21">SIGEV_SIGNAL -calling process is registered and receives notification when any message arrives on Empty message queue</text:p>
            <text:p text:style-name="P22">SIGEV_THREAD</text:p>
          </table:table-cell>
        </table:table-row>
        <table:table-row>
          <table:table-cell table:style-name="Table1.A2" office:value-type="string">
            <text:p text:style-name="P17">Apis:</text:p>
            <text:p text:style-name="P17">s<text:span text:style-name="T9">h</text:span>m_open()</text:p>
            <text:p text:style-name="P17">ftruncate()</text:p>
            <text:p text:style-name="P17">mmap()</text:p>
            <text:p text:style-name="P17">munmap()</text:p>
            <text:p text:style-name="P17">s<text:span text:style-name="T9">h</text:span>m_unlink()</text:p>
            <text:p text:style-name="P17">close()</text:p>
            <text:p text:style-name="P18">fchown()</text:p>
            <text:p text:style-name="P18">fchmod()</text:p>
            <text:p text:style-name="P18">fstat()</text:p>
          </table:table-cell>
          <table:table-cell table:style-name="Table1.B2" office:value-type="string">
            <text:p text:style-name="P17">Apis:</text:p>
            <text:p text:style-name="P17">mq_open()</text:p>
            <text:p text:style-name="P17">mq_send()</text:p>
            <text:p text:style-name="P17">mq_receive()</text:p>
            <text:p text:style-name="P17">mq_unlink()</text:p>
            <text:p text:style-name="P17">mq_close()</text:p>
            <text:p text:style-name="P17">mq_notify()</text:p>
          </table:table-cell>
        </table:table-row>
        <table:table-row>
          <table:table-cell table:style-name="Table1.A2" office:value-type="string">
            <text:p text:style-name="P23">It is created in virtual file system(tmpfs) which is mounted to <text:span text:style-name="T1">/dev/shm</text:span></text:p>
            <text:p text:style-name="P11"><text:span text:style-name="T1">All shared memory objects </text:span><text:span text:style-name="T3">created </text:span><text:span text:style-name="T1">will be under this directory</text:span></text:p>
            <text:p text:style-name="P6">ls /dev/shm</text:p>
            <text:p text:style-name="P6"/>
            <text:p text:style-name="P7"><text:soft-page-break/>NOTE: semaphores created will also be under </text:p>
            <text:p text:style-name="P12"><text:span text:style-name="T1">/dev/shm.They will start with sem.</text:span><text:span text:style-name="T6">somename</text:span></text:p>
            <text:p text:style-name="P7"/>
            <text:p text:style-name="P8">ls /dev/shm</text:p>
            <text:p text:style-name="P8">sem.xxxxx</text:p>
          </table:table-cell>
          <table:table-cell table:style-name="Table1.B2" office:value-type="string">
            <text:p text:style-name="P24">It is created in virtual file system(tmpfs) which is mounted to <text:span text:style-name="T1">/dev/</text:span><text:span text:style-name="T4">mqueue</text:span></text:p>
            <text:p text:style-name="P26">We have to create our own message queue directory and mount it to /dev/mqueue</text:p>
            <text:p text:style-name="P26"/>
            <text:p text:style-name="P26">Example:</text:p>
            <text:p text:style-name="P26"><text:soft-page-break/>mkdir /dev/mymq</text:p>
            <text:p text:style-name="P26">mount -t mqueue none /dev/mymq</text:p>
            <text:p text:style-name="P26"/>
            <text:p text:style-name="P26">ls /dev/mqueue/mymq</text:p>
            <text:p text:style-name="P26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amed semaphore</text:p>
          </table:table-cell>
          <table:table-cell table:style-name="Table3.B1" office:value-type="string">
            <text:p text:style-name="P5">Unnamed semaphore</text:p>
          </table:table-cell>
        </table:table-row>
        <table:table-row>
          <table:table-cell table:style-name="Table3.A2" office:value-type="string">
            <text:p text:style-name="P15">It has a common name ,which <text:span text:style-name="T7">is shared b/w 2 processes</text:span></text:p>
          </table:table-cell>
          <table:table-cell table:style-name="Table3.B2" office:value-type="string">
            <text:p text:style-name="P16">It has a common data structure <text:span text:style-name="T8">and value</text:span>,which <text:span text:style-name="T7">is shared b/w 2 processes</text:span></text:p>
          </table:table-cell>
        </table:table-row>
        <table:table-row>
          <table:table-cell table:style-name="Table3.A2" office:value-type="string">
            <text:p text:style-name="P14">Apis:</text:p>
            <text:p text:style-name="P14">sem_open()</text:p>
            <text:p text:style-name="P14">sem_close()</text:p>
            <text:p text:style-name="P14">sem_unlink()</text:p>
            <text:p text:style-name="P14">sem_wait()</text:p>
            <text:p text:style-name="P14">sem_post()</text:p>
          </table:table-cell>
          <table:table-cell table:style-name="Table3.B2" office:value-type="string">
            <text:p text:style-name="P14">Apis:</text:p>
            <text:p text:style-name="P14">sem_init()</text:p>
            <text:p text:style-name="P14">sem_destroy()</text:p>
            <text:p text:style-name="P14">sem_wait()</text:p>
            <text:p text:style-name="P14">sem_post()</text:p>
          </table:table-cell>
        </table:table-row>
        <table:table-row>
          <table:table-cell table:style-name="Table3.A2" office:value-type="string">
            <text:p text:style-name="P4">NA</text:p>
          </table:table-cell>
          <table:table-cell table:style-name="Table3.B2" office:value-type="string">
            <text:p text:style-name="P13">It is of 2 types:</text:p>
            <text:p text:style-name="P13">Binary semaphore(semvalue =1)</text:p>
            <text:p text:style-name="P13">Counting semaphore(semvalue &gt; 1)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CP</text:p>
          </table:table-cell>
          <table:table-cell table:style-name="Table2.B1" office:value-type="string">
            <text:p text:style-name="P3">UDP</text:p>
          </table:table-cell>
        </table:table-row>
        <table:table-row>
          <table:table-cell table:style-name="Table2.A2" office:value-type="string">
            <text:p text:style-name="P1">Connection oriented(<text:span text:style-name="T1">Ack</text:span>)</text:p>
          </table:table-cell>
          <table:table-cell table:style-name="Table2.B2" office:value-type="string">
            <text:p text:style-name="P1">Connectionless oriented(<text:span text:style-name="T1">No Ack</text:span>)</text:p>
          </table:table-cell>
        </table:table-row>
        <table:table-row>
          <table:table-cell table:style-name="Table2.A2" office:value-type="string">
            <text:p text:style-name="P1">Bi-directional</text:p>
          </table:table-cell>
          <table:table-cell table:style-name="Table2.B2" office:value-type="string">
            <text:p text:style-name="P1">Uni-directional</text:p>
          </table:table-cell>
        </table:table-row>
        <table:table-row>
          <table:table-cell table:style-name="Table2.A2" office:value-type="string">
            <text:p text:style-name="P1">Stream oriented communication</text:p>
          </table:table-cell>
          <table:table-cell table:style-name="Table2.B2" office:value-type="string">
            <text:p text:style-name="P1">Message oriented communication</text:p>
          </table:table-cell>
        </table:table-row>
        <table:table-row>
          <table:table-cell table:style-name="Table2.A2" office:value-type="string">
            <text:p text:style-name="P1">3way handshake b/w client and server before accepting the connection</text:p>
            <text:p text:style-name="P1">Sequence Number</text:p>
            <text:p text:style-name="P1">SYN</text:p>
            <text:p text:style-name="P1">SYN+ACK</text:p>
            <text:p text:style-name="P1">ACK</text:p>
            <text:p text:style-name="P1"/>
            <text:p text:style-name="P28">NOTE:3way handshake happens in <text:span text:style-name="T1">accept</text:span> blocking call</text:p>
          </table:table-cell>
          <table:table-cell table:style-name="Table2.B2" office:value-type="string">
            <text:p text:style-name="P1">No handshake</text:p>
          </table:table-cell>
        </table:table-row>
        <table:table-row>
          <table:table-cell table:style-name="Table2.A2" office:value-type="string">
            <text:p text:style-name="P28">It has blocking call(accept)</text:p>
          </table:table-cell>
          <table:table-cell table:style-name="Table2.B2" office:value-type="string">
            <text:p text:style-name="P28">It has no blocking call</text:p>
          </table:table-cell>
        </table:table-row>
        <table:table-row>
          <table:table-cell table:style-name="Table2.A2" office:value-type="string">
            <text:p text:style-name="P1">4way <text:span text:style-name="T11">handshake </text:span>while closing the connection</text:p>
          </table:table-cell>
          <table:table-cell table:style-name="Table2.B2" office:value-type="string">
            <text:p text:style-name="P1">Noth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9:36:37.297258271</meta:creation-date>
    <dc:date>2019-07-07T15:20:59.991380875</dc:date>
    <meta:editing-duration>PT56M22S</meta:editing-duration>
    <meta:editing-cycles>31</meta:editing-cycles>
    <meta:generator>LibreOffice/5.1.6.2$Linux_X86_64 LibreOffice_project/10m0$Build-2</meta:generator>
    <meta:document-statistic meta:table-count="3" meta:image-count="0" meta:object-count="0" meta:page-count="2" meta:paragraph-count="101" meta:word-count="393" meta:character-count="2632" meta:non-whitespace-character-count="2333"/>
  </office:meta>
</office:document-meta>
</file>